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491d" officeooo:paragraph-rsid="0013491d"/>
    </style:style>
    <style:style style:name="P2" style:family="paragraph" style:parent-style-name="Standard">
      <style:text-properties fo:font-size="16pt" fo:font-weight="bold" officeooo:rsid="001a782b" officeooo:paragraph-rsid="001a782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c4015" officeooo:paragraph-rsid="001c40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26pt" fo:font-weight="bold" officeooo:rsid="0013491d" officeooo:paragraph-rsid="0013491d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148c33" officeooo:paragraph-rsid="00148c33"/>
    </style:style>
    <style:style style:name="P6" style:family="paragraph" style:parent-style-name="Standard">
      <style:paragraph-properties style:line-height-at-least="0.1409in"/>
      <style:text-properties fo:color="#d4d4d4" style:font-name="Menlo" fo:font-size="6.75pt" fo:font-weight="normal" fo:background-color="#1e1e1e"/>
    </style:style>
    <style:style style:name="P7" style:family="paragraph" style:parent-style-name="Standard">
      <style:paragraph-properties style:line-height-at-least="0.1409in"/>
      <style:text-properties fo:color="#d4d4d4" style:font-name="Menlo" fo:font-size="6.75pt" fo:font-weight="normal" officeooo:paragraph-rsid="00160a51" fo:background-color="#1e1e1e"/>
    </style:style>
    <style:style style:name="P8" style:family="paragraph" style:parent-style-name="Standard">
      <style:paragraph-properties style:line-height-at-least="0.1409in"/>
      <style:text-properties fo:color="#d4d4d4" style:font-name="Menlo" fo:font-size="6.75pt" fo:font-weight="normal" officeooo:paragraph-rsid="0016ec0b" fo:background-color="#1e1e1e"/>
    </style:style>
    <style:style style:name="P9" style:family="paragraph" style:parent-style-name="Standard">
      <style:paragraph-properties style:line-height-at-least="0.1409in"/>
      <style:text-properties fo:color="#d4d4d4" style:font-name="Menlo" fo:font-size="6.75pt" fo:font-weight="normal" officeooo:rsid="00160a51" officeooo:paragraph-rsid="00160a51" fo:background-color="#1e1e1e"/>
    </style:style>
    <style:style style:name="P10" style:family="paragraph" style:parent-style-name="Standard">
      <style:paragraph-properties style:line-height-at-least="0.1409in"/>
      <style:text-properties fo:color="#d4d4d4" style:font-name="Menlo" fo:font-size="6.75pt" fo:font-weight="normal" officeooo:rsid="0016ec0b" officeooo:paragraph-rsid="0016ec0b" fo:background-color="#1e1e1e"/>
    </style:style>
    <style:style style:name="P11" style:family="paragraph" style:parent-style-name="Standard">
      <style:paragraph-properties style:line-height-at-least="0.1409in"/>
      <style:text-properties fo:color="#d4d4d4" style:font-name="Menlo" fo:font-size="6.75pt" fo:font-weight="normal" officeooo:rsid="0018d65f" officeooo:paragraph-rsid="0018d65f" fo:background-color="#1e1e1e"/>
    </style:style>
    <style:style style:name="P12" style:family="paragraph" style:parent-style-name="Standard">
      <style:text-properties fo:color="#d4d4d4" style:font-name="Menlo" fo:font-size="6.75pt" fo:font-weight="normal" officeooo:rsid="001e25de" officeooo:paragraph-rsid="001e25de" fo:background-color="#1e1e1e"/>
    </style:style>
    <style:style style:name="P13" style:family="paragraph" style:parent-style-name="Standard">
      <style:text-properties fo:color="#d4d4d4" style:font-name="Menlo" fo:font-size="6.75pt" fo:font-weight="normal" officeooo:rsid="001fe2a0" officeooo:paragraph-rsid="001fe2a0" fo:background-color="#1e1e1e"/>
    </style:style>
    <style:style style:name="P14" style:family="paragraph" style:parent-style-name="Standard">
      <style:text-properties fo:color="#d4d4d4" style:font-name="Menlo" fo:font-size="6.75pt" fo:font-weight="normal" officeooo:rsid="00200ff7" officeooo:paragraph-rsid="00200ff7" fo:background-color="#1e1e1e"/>
    </style:style>
    <style:style style:name="P15" style:family="paragraph" style:parent-style-name="Standard">
      <style:text-properties fo:color="#d4d4d4" style:font-name="Menlo" fo:font-size="6.75pt" fo:font-weight="normal" officeooo:rsid="0021930d" officeooo:paragraph-rsid="0021930d" fo:background-color="#1e1e1e"/>
    </style:style>
    <style:style style:name="P16" style:family="paragraph" style:parent-style-name="Standard">
      <style:text-properties fo:color="#d4d4d4" style:font-name="Menlo" fo:font-size="6.75pt" fo:font-weight="normal" officeooo:rsid="00226880" officeooo:paragraph-rsid="00226880" fo:background-color="#1e1e1e"/>
    </style:style>
    <style:style style:name="P17" style:family="paragraph" style:parent-style-name="Standard">
      <style:text-properties fo:color="#d4d4d4" style:font-name="Menlo" fo:font-size="6.75pt" fo:font-weight="normal" officeooo:rsid="0025470d" officeooo:paragraph-rsid="0025470d" fo:background-color="#1e1e1e"/>
    </style:style>
    <style:style style:name="P18" style:family="paragraph" style:parent-style-name="Standard">
      <style:text-properties fo:color="#d4d4d4" style:font-name="Menlo" fo:font-size="6.75pt" fo:font-weight="normal" officeooo:rsid="00267cc5" officeooo:paragraph-rsid="00267cc5" fo:background-color="#1e1e1e"/>
    </style:style>
    <style:style style:name="P19" style:family="paragraph" style:parent-style-name="Standard">
      <style:text-properties fo:color="#6a9955" style:font-name="Menlo" fo:font-size="6.75pt" fo:font-weight="normal" officeooo:rsid="00148c33" officeooo:paragraph-rsid="00148c33" fo:background-color="#1e1e1e"/>
    </style:style>
    <style:style style:name="P20" style:family="paragraph" style:parent-style-name="Standard">
      <style:text-properties fo:color="#6a9955" style:font-name="Menlo" fo:font-size="6.75pt" fo:font-weight="normal" officeooo:rsid="001e25de" officeooo:paragraph-rsid="001e25de" fo:background-color="#1e1e1e"/>
    </style:style>
    <style:style style:name="P21" style:family="paragraph" style:parent-style-name="Standard">
      <style:paragraph-properties style:line-height-at-least="0.1409in"/>
    </style:style>
    <style:style style:name="P22" style:family="paragraph" style:parent-style-name="Standard">
      <style:text-properties officeooo:rsid="00160a51" officeooo:paragraph-rsid="00160a51"/>
    </style:style>
    <style:style style:name="P23" style:family="paragraph" style:parent-style-name="Standard">
      <style:text-properties officeooo:rsid="0016ec0b" officeooo:paragraph-rsid="0016ec0b"/>
    </style:style>
    <style:style style:name="P24" style:family="paragraph" style:parent-style-name="Standard">
      <style:text-properties officeooo:rsid="0018d65f" officeooo:paragraph-rsid="0018d65f"/>
    </style:style>
    <style:style style:name="P25" style:family="paragraph" style:parent-style-name="Standard">
      <style:text-properties officeooo:rsid="00194edf" officeooo:paragraph-rsid="00194edf"/>
    </style:style>
    <style:style style:name="P26" style:family="paragraph" style:parent-style-name="Standard">
      <style:text-properties officeooo:rsid="001a782b" officeooo:paragraph-rsid="001a782b"/>
    </style:style>
    <style:style style:name="P27" style:family="paragraph" style:parent-style-name="Standard">
      <style:text-properties officeooo:rsid="001c4015" officeooo:paragraph-rsid="001c4015"/>
    </style:style>
    <style:style style:name="P28" style:family="paragraph" style:parent-style-name="Standard">
      <style:text-properties officeooo:rsid="001e25de" officeooo:paragraph-rsid="001e25de"/>
    </style:style>
    <style:style style:name="P29" style:family="paragraph" style:parent-style-name="Standard">
      <style:text-properties officeooo:rsid="001fe2a0" officeooo:paragraph-rsid="001fe2a0"/>
    </style:style>
    <style:style style:name="P30" style:family="paragraph" style:parent-style-name="Standard">
      <style:text-properties officeooo:rsid="00200ff7" officeooo:paragraph-rsid="00200ff7"/>
    </style:style>
    <style:style style:name="P31" style:family="paragraph" style:parent-style-name="Standard">
      <style:text-properties officeooo:rsid="0021930d" officeooo:paragraph-rsid="0021930d"/>
    </style:style>
    <style:style style:name="P32" style:family="paragraph" style:parent-style-name="Standard">
      <style:text-properties officeooo:rsid="00226880" officeooo:paragraph-rsid="00226880"/>
    </style:style>
    <style:style style:name="P33" style:family="paragraph" style:parent-style-name="Standard">
      <style:text-properties officeooo:rsid="002399e1" officeooo:paragraph-rsid="002399e1"/>
    </style:style>
    <style:style style:name="P34" style:family="paragraph" style:parent-style-name="Standard">
      <style:text-properties officeooo:rsid="0025470d" officeooo:paragraph-rsid="0025470d"/>
    </style:style>
    <style:style style:name="P35" style:family="paragraph" style:parent-style-name="Standard">
      <style:text-properties officeooo:rsid="00267cc5" officeooo:paragraph-rsid="00267cc5"/>
    </style:style>
    <style:style style:name="P36" style:family="paragraph" style:parent-style-name="Standard">
      <style:text-properties officeooo:rsid="0027f487" officeooo:paragraph-rsid="0027f487"/>
    </style:style>
    <style:style style:name="P37" style:family="paragraph" style:parent-style-name="Standard">
      <style:text-properties officeooo:rsid="00286631" officeooo:paragraph-rsid="00160a51"/>
    </style:style>
    <style:style style:name="P38" style:family="paragraph" style:parent-style-name="Standard">
      <style:text-properties officeooo:rsid="00286631" officeooo:paragraph-rsid="00286631"/>
    </style:style>
    <style:style style:name="P39" style:family="paragraph" style:parent-style-name="Standard">
      <style:text-properties officeooo:rsid="00286631" officeooo:paragraph-rsid="002b47bf"/>
    </style:style>
    <style:style style:name="P40" style:family="paragraph" style:parent-style-name="Standard">
      <style:text-properties officeooo:rsid="00297f33" officeooo:paragraph-rsid="00297f33"/>
    </style:style>
    <style:style style:name="P41" style:family="paragraph" style:parent-style-name="Standard">
      <style:text-properties officeooo:rsid="002b47bf" officeooo:paragraph-rsid="002b47bf"/>
    </style:style>
    <style:style style:name="P42" style:family="paragraph" style:parent-style-name="Standard">
      <style:text-properties officeooo:rsid="002c9792" officeooo:paragraph-rsid="002c9792"/>
    </style:style>
    <style:style style:name="T1" style:family="text">
      <style:text-properties officeooo:rsid="00148c33"/>
    </style:style>
    <style:style style:name="T2" style:family="text">
      <style:text-properties fo:color="#c586c0"/>
    </style:style>
    <style:style style:name="T3" style:family="text">
      <style:text-properties fo:color="#9cdcfe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officeooo:rsid="001cc5f8"/>
    </style:style>
    <style:style style:name="T9" style:family="text">
      <style:text-properties fo:color="#b5cea8"/>
    </style:style>
    <style:style style:name="T10" style:family="text">
      <style:text-properties officeooo:rsid="00239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T API</text:p>
      <text:p text:style-name="P1"/>
      <text:p text:style-name="P1">We can create REST API manually with Flask. But there is a library to make REST API easier. The library is called flask-restful.</text:p>
      <text:p text:style-name="P1"/>
      <text:p text:style-name="P24">Create a virtual environment. Then install flask library.</text:p>
      <text:p text:style-name="P24"/>
      <text:p text:style-name="P24">$ python3.8 -m venv virtual-environment</text:p>
      <text:p text:style-name="P24">$ source virtual-environment/bin/activate</text:p>
      <text:p text:style-name="P24">(virtual-environment) $ pip install flask</text:p>
      <text:p text:style-name="P1"/>
      <text:p text:style-name="P1">Install flask-restful library.</text:p>
      <text:p text:style-name="P1"/>
      <text:p text:style-name="P1">(virtual-environment) $ pip <text:span text:style-name="T1">install flask-restful</text:span></text:p>
      <text:p text:style-name="P1"/>
      <text:p text:style-name="P2">Resource</text:p>
      <text:p text:style-name="P26"/>
      <text:p text:style-name="P26">REST is based on the concept of resource. We can get, update, create and delete the resource.</text:p>
      <text:p text:style-name="P1"/>
      <text:p text:style-name="P5">Create a file named hello_api.py</text:p>
      <text:p text:style-name="P5"/>
      <text:p text:style-name="P19"># Code is from https://flask-restful.readthedocs.io/en/latest/quickstart.html</text:p>
      <text:p text:style-name="P6"><text:span text:style-name="T2">from</text:span> flask <text:span text:style-name="T2">import</text:span> Flask</text:p>
      <text:p text:style-name="P6"><text:span text:style-name="T2">from</text:span> flask_restful <text:span text:style-name="T2">import</text:span> Resource, Api</text:p>
      <text:p text:style-name="P21"/>
      <text:p text:style-name="P6"><text:bookmark-start text:name="__DdeLink__34989_4140010065"/>app = Flask(<text:span text:style-name="T3">__name__</text:span>)</text:p>
      <text:p text:style-name="P6">api = Api(app)<text:bookmark-end text:name="__DdeLink__34989_4140010065"/></text:p>
      <text:p text:style-name="P21"/>
      <text:p text:style-name="P6"><text:bookmark-start text:name="__DdeLink__34991_4140010065"/><text:span text:style-name="T4">class</text:span> <text:span text:style-name="T5">HelloWorld</text:span>(<text:span text:style-name="T5">Resource</text:span>):</text:p>
      <text:p text:style-name="P6"><text:span text:style-name="T4"><text:s text:c="4"/>def</text:span> <text:span text:style-name="T6">get</text:span>(<text:span text:style-name="T3">self</text:span>):</text:p>
      <text:p text:style-name="P6"><text:span text:style-name="T2"><text:s text:c="8"/>return</text:span> {<text:span text:style-name="T7">"hello"</text:span>: <text:span text:style-name="T7">"world"</text:span>}<text:bookmark-end text:name="__DdeLink__34991_4140010065"/></text:p>
      <text:p text:style-name="P21"/>
      <text:p text:style-name="P6"><text:bookmark-start text:name="__DdeLink__34993_4140010065"/>api.add_resource(HelloWorld, <text:span text:style-name="T7">"/"</text:span>)<text:bookmark-end text:name="__DdeLink__34993_4140010065"/></text:p>
      <text:p text:style-name="P21"/>
      <text:p text:style-name="P6"><text:span text:style-name="T2">if</text:span> <text:span text:style-name="T3">__name__</text:span> == <text:span text:style-name="T7">"__main__"</text:span>:</text:p>
      <text:p text:style-name="P6"><text:s text:c="4"/>app.run()</text:p>
      <text:p text:style-name="P5"/>
      <text:p text:style-name="P22">We create an API from Flask application with “Api” class.</text:p>
      <text:p text:style-name="P22"/>
      <text:p text:style-name="P7">app = Flask(<text:span text:style-name="T3">__name__</text:span>)</text:p>
      <text:p text:style-name="P9">api = Api(app)</text:p>
      <text:p text:style-name="P22"/>
      <text:p text:style-name="P23">We create a class that inherits “Resource” class. Inside the class, we can add methods as representatives of GET, PUT, DELETE, etc.</text:p>
      <text:p text:style-name="P23"/>
      <text:p text:style-name="P8"><text:span text:style-name="T4">class</text:span> <text:span text:style-name="T5">HelloWorld</text:span>(<text:span text:style-name="T5">Resource</text:span>):</text:p>
      <text:p text:style-name="P8"><text:span text:style-name="T4"><text:s text:c="4"/>def</text:span> <text:span text:style-name="T6">get</text:span>(<text:span text:style-name="T3">self</text:span>):</text:p>
      <text:p text:style-name="P10"><text:span text:style-name="T2"><text:s text:c="8"/>return</text:span> {<text:span text:style-name="T7">"hello"</text:span>: <text:span text:style-name="T7">"world"</text:span>}</text:p>
      <text:p text:style-name="P22"/>
      <text:p text:style-name="P24">Then we can pinpoint this class to our routing end point.</text:p>
      <text:p text:style-name="P24"/>
      <text:p text:style-name="P11">api.add_resource(HelloWorld, <text:span text:style-name="T7">"/"</text:span>)</text:p>
      <text:p text:style-name="P22"/>
      <text:p text:style-name="P24">We can run the application.</text:p>
      <text:p text:style-name="P24"/>
      <text:p text:style-name="P24"><text:soft-page-break/>(virtual-environment) $ python hello_api.py</text:p>
      <text:p text:style-name="P24"/>
      <text:p text:style-name="P24">Then in another terminal we can interact with the REST API server with curl.</text:p>
      <text:p text:style-name="P24"/>
      <text:p text:style-name="P24">$ curl http://localhost:5000</text:p>
      <text:p text:style-name="P24">{"hello": "world"}</text:p>
      <text:p text:style-name="P22"/>
      <text:p text:style-name="P25">Then going back to the server terminal, we can see the output from the flask application.</text:p>
      <text:p text:style-name="P25"/>
      <text:p text:style-name="P25">127.0.0.1 - - [24/Dec/2019 21:42:10] "GET / HTTP/1.1" 200 -</text:p>
      <text:p text:style-name="P25"/>
      <text:p text:style-name="P27">This is a GET response of REST API.</text:p>
      <text:p text:style-name="P25"/>
      <text:p text:style-name="P3">List, Create, Delete, Update, Read</text:p>
      <text:p text:style-name="P27"/>
      <text:p text:style-name="P27">Let’s create a more complete REST API with list, create, <text:span text:style-name="T8">delete, update, read response.</text:span></text:p>
      <text:p text:style-name="P27"/>
      <text:p text:style-name="P28">Create a new file named hello_routing.py.</text:p>
      <text:p text:style-name="P28"/>
      <text:p text:style-name="P28">Add import lines.</text:p>
      <text:p text:style-name="P28"/>
      <text:p text:style-name="P20"># Code is from https://flask-restful.readthedocs.io/en/latest/quickstart.html</text:p>
      <text:p text:style-name="P6"><text:span text:style-name="T2">from</text:span> flask <text:span text:style-name="T2">import</text:span> Flask</text:p>
      <text:p text:style-name="P6"><text:span text:style-name="T2">from</text:span> flask_restful <text:span text:style-name="T2">import</text:span> reqparse, abort, Api, Resource</text:p>
      <text:p text:style-name="P28"/>
      <text:p text:style-name="P28">Create an API from the Flask application.</text:p>
      <text:p text:style-name="P28"/>
      <text:p text:style-name="P12">app = Flask(<text:span text:style-name="T3">__name__</text:span>)</text:p>
      <text:p text:style-name="P6">api = Api(app)</text:p>
      <text:p text:style-name="P28"/>
      <text:p text:style-name="P29">Create a dictionary to hold the data. This is like a dummy database.</text:p>
      <text:p text:style-name="P29"/>
      <text:p text:style-name="P13">TODOS = {</text:p>
      <text:p text:style-name="P6"><text:span text:style-name="T7"><text:s text:c="4"/>"todo1"</text:span>: {<text:span text:style-name="T7">"task"</text:span>: <text:span text:style-name="T7">"build an API"</text:span>},</text:p>
      <text:p text:style-name="P6"><text:span text:style-name="T7"><text:s text:c="4"/>"todo2"</text:span>: {<text:span text:style-name="T7">"task"</text:span>: <text:span text:style-name="T7">"????"</text:span>},</text:p>
      <text:p text:style-name="P6"><text:span text:style-name="T7"><text:s text:c="4"/>"todo3"</text:span>: {<text:span text:style-name="T7">"task"</text:span>: <text:span text:style-name="T7">"profit"</text:span>},</text:p>
      <text:p text:style-name="P6">}</text:p>
      <text:p text:style-name="P29"/>
      <text:p text:style-name="P30">Create a helper function to give 404 response if we can not find the resource.</text:p>
      <text:p text:style-name="P30"/>
      <text:p text:style-name="P14"><text:span text:style-name="T4">def</text:span> <text:span text:style-name="T6">abort_if_todo_doesnt_exist</text:span>(<text:span text:style-name="T3">todo_id</text:span>):</text:p>
      <text:p text:style-name="P6"><text:span text:style-name="T2"><text:s text:c="4"/>if</text:span> todo_id <text:span text:style-name="T4">not</text:span> <text:span text:style-name="T4">in</text:span> TODOS:</text:p>
      <text:p text:style-name="P6"><text:s text:c="8"/>abort(<text:span text:style-name="T9">404</text:span>, <text:span text:style-name="T3">message</text:span>=<text:span text:style-name="T7">"Todo </text:span><text:span text:style-name="T4">{}</text:span><text:span text:style-name="T7"> doesn't exist"</text:span>.format(todo_id))</text:p>
      <text:p text:style-name="P30"/>
      <text:p text:style-name="P31">Create a parser to parse the data that we would get.</text:p>
      <text:p text:style-name="P31"/>
      <text:p text:style-name="P15">parser = reqparse.RequestParser()</text:p>
      <text:p text:style-name="P6">parser.add_argument(<text:span text:style-name="T7">"task"</text:span>)</text:p>
      <text:p text:style-name="P31"/>
      <text:p text:style-name="P31">Create a resource class.</text:p>
      <text:p text:style-name="P31"/>
      <text:p text:style-name="P15"><text:span text:style-name="T4">class</text:span> <text:span text:style-name="T5">Todo</text:span>(<text:span text:style-name="T5">Resource</text:span>):</text:p>
      <text:p text:style-name="P21"/>
      <text:p text:style-name="P6"><text:span text:style-name="T4"><text:s text:c="4"/>def</text:span> <text:span text:style-name="T6">get</text:span>(<text:span text:style-name="T3">self</text:span>, <text:span text:style-name="T3">todo_id</text:span>):</text:p>
      <text:p text:style-name="P6"><text:s text:c="8"/>abort_if_todo_doesnt_exist(todo_id)</text:p>
      <text:p text:style-name="P6"><text:span text:style-name="T2"><text:s text:c="8"/>return</text:span> TODOS[todo_id]</text:p>
      <text:p text:style-name="P21"/>
      <text:p text:style-name="P6"><text:span text:style-name="T4"><text:s text:c="4"/>def</text:span> <text:span text:style-name="T6">delete</text:span>(<text:span text:style-name="T3">self</text:span>, <text:span text:style-name="T3">todo_id</text:span>):</text:p>
      <text:p text:style-name="P6"><text:s text:c="8"/>abort_if_todo_doesnt_exist(todo_id)</text:p>
      <text:p text:style-name="P6"><text:soft-page-break/><text:span text:style-name="T2"><text:s text:c="8"/>del</text:span> TODOS[todo_id]</text:p>
      <text:p text:style-name="P6"><text:span text:style-name="T2"><text:s text:c="8"/>return</text:span> <text:span text:style-name="T7">""</text:span>, <text:span text:style-name="T9">204</text:span></text:p>
      <text:p text:style-name="P21"/>
      <text:p text:style-name="P6"><text:span text:style-name="T4"><text:s text:c="4"/>def</text:span> <text:span text:style-name="T6">put</text:span>(<text:span text:style-name="T3">self</text:span>, <text:span text:style-name="T3">todo_id</text:span>):</text:p>
      <text:p text:style-name="P6"><text:s text:c="8"/>args = parser.parse_args()</text:p>
      <text:p text:style-name="P6"><text:s text:c="8"/>task = {<text:span text:style-name="T7">"task"</text:span>: args[<text:span text:style-name="T7">"task"</text:span>]}</text:p>
      <text:p text:style-name="P6"><text:s text:c="8"/>TODOS[todo_id] = task</text:p>
      <text:p text:style-name="P6"><text:span text:style-name="T2"><text:s text:c="8"/>return</text:span> task, <text:span text:style-name="T9">201</text:span></text:p>
      <text:p text:style-name="P31"/>
      <text:p text:style-name="P32">We can read <text:span text:style-name="T10">(get method)</text:span>, delete <text:span text:style-name="T10">(delete method)</text:span>, and update <text:span text:style-name="T10">(put method) </text:span>this resource.</text:p>
      <text:p text:style-name="P32"/>
      <text:p text:style-name="P32">To create a resource, we need to do it in higher level, in another resource.</text:p>
      <text:p text:style-name="P32"/>
      <text:p text:style-name="P16"><text:span text:style-name="T4">class</text:span> <text:span text:style-name="T5">TodoList</text:span>(<text:span text:style-name="T5">Resource</text:span>):</text:p>
      <text:p text:style-name="P21"/>
      <text:p text:style-name="P6"><text:span text:style-name="T4"><text:s text:c="4"/>def</text:span> <text:span text:style-name="T6">get</text:span>(<text:span text:style-name="T3">self</text:span>):</text:p>
      <text:p text:style-name="P6"><text:span text:style-name="T2"><text:s text:c="8"/>return</text:span> TODOS</text:p>
      <text:p text:style-name="P21"/>
      <text:p text:style-name="P6"><text:span text:style-name="T4"><text:s text:c="4"/>def</text:span> <text:span text:style-name="T6">post</text:span>(<text:span text:style-name="T3">self</text:span>):</text:p>
      <text:p text:style-name="P6"><text:s text:c="8"/>args = parser.parse_args()</text:p>
      <text:p text:style-name="P6"><text:s text:c="8"/>todo_id = <text:span text:style-name="T5">int</text:span>(<text:span text:style-name="T6">max</text:span>(TODOS.keys()).lstrip(<text:span text:style-name="T7">"todo"</text:span>)) + <text:span text:style-name="T9">1</text:span></text:p>
      <text:p text:style-name="P6"><text:s text:c="8"/>todo_id = <text:span text:style-name="T4">f</text:span><text:span text:style-name="T7">"todo</text:span><text:span text:style-name="T4">{</text:span>todo_id<text:span text:style-name="T4">}</text:span><text:span text:style-name="T7">"</text:span></text:p>
      <text:p text:style-name="P6"><text:s text:c="8"/>TODOS[todo_id] = {<text:span text:style-name="T7">"task"</text:span>: args[<text:span text:style-name="T7">"task"</text:span>]}</text:p>
      <text:p text:style-name="P6"><text:span text:style-name="T2"><text:s text:c="8"/>return</text:span> TODOS[todo_id], <text:span text:style-name="T9">201</text:span></text:p>
      <text:p text:style-name="P32"/>
      <text:p text:style-name="P33">We can read (get method) the list of resources and create (post method) the resource.</text:p>
      <text:p text:style-name="P33"/>
      <text:p text:style-name="P34">We have two resources and we pinpoint them to two endpoints.</text:p>
      <text:p text:style-name="P34"/>
      <text:p text:style-name="P17">api.add_resource(TodoList, <text:span text:style-name="T7">"/todos"</text:span>)</text:p>
      <text:p text:style-name="P6">api.add_resource(Todo, <text:span text:style-name="T7">"/todos/&lt;todo_id&gt;"</text:span>)</text:p>
      <text:p text:style-name="P34"/>
      <text:p text:style-name="P35">Then add a way to run this script.</text:p>
      <text:p text:style-name="P35"/>
      <text:p text:style-name="P18"><text:span text:style-name="T2">if</text:span> <text:span text:style-name="T3">__name__</text:span> == <text:span text:style-name="T7">"__main__"</text:span>:</text:p>
      <text:p text:style-name="P6"><text:s text:c="4"/>app.run()</text:p>
      <text:p text:style-name="P35"/>
      <text:p text:style-name="P36">Run the script.</text:p>
      <text:p text:style-name="P36"/>
      <text:p text:style-name="P36">(virtual-environment) $ python hello_routing.py</text:p>
      <text:p text:style-name="P36"/>
      <text:p text:style-name="P36">Then in the other terminal, we can interact with these REST API resources.</text:p>
      <text:p text:style-name="P36"/>
      <text:p text:style-name="P38">We can read the list of todos.</text:p>
      <text:p text:style-name="P36"/>
      <text:p text:style-name="P36">$ curl http://localhost:5000/todos</text:p>
      <text:p text:style-name="P36">{"todo1": {"task": "build an API"}, "todo2": {"task": "????"}, "todo3": {"task": "profit"}}</text:p>
      <text:p text:style-name="P22"/>
      <text:p text:style-name="P38">The server would print this list response output.</text:p>
      <text:p text:style-name="P38"/>
      <text:p text:style-name="P38">127.0.0.1 - - [24/Dec/2019 22:33:47] "GET /todos HTTP/1.1" 200 -</text:p>
      <text:p text:style-name="P22"/>
      <text:p text:style-name="P41">We can read a todo resource.</text:p>
      <text:p text:style-name="P41"/>
      <text:p text:style-name="P41">$ curl http://localhost:5000/todos/todo1</text:p>
      <text:p text:style-name="P41">{"task": "build an API"}</text:p>
      <text:p text:style-name="P41"/>
      <text:p text:style-name="P41">The server would print this success read response output.</text:p>
      <text:p text:style-name="P41"><text:soft-page-break/>127.0.0.1 - - [24/Dec/2019 22:46:19] "GET /todos/todo1 HTTP/1.1" 200 -</text:p>
      <text:p text:style-name="P39"/>
      <text:p text:style-name="P38">We can create a todo.</text:p>
      <text:p text:style-name="P38"/>
      <text:p text:style-name="P38">$ curl http://localhost:5000/todos -d "task=something new" -X POST</text:p>
      <text:p text:style-name="P38">{"task": "something new"}</text:p>
      <text:p text:style-name="P37"/>
      <text:p text:style-name="P38">The server would print the success created response.</text:p>
      <text:p text:style-name="P38">127.0.0.1 - - [24/Dec/2019 22:36:13] "POST /todos HTTP/1.1" 201 -</text:p>
      <text:p text:style-name="P38"/>
      <text:p text:style-name="P38">We can update a todo resource.</text:p>
      <text:p text:style-name="P38"/>
      <text:p text:style-name="P38">$ curl http://localhost:5000/todos/todo2 -d "task=something updated" -X PUT</text:p>
      <text:p text:style-name="P38">{"task": "something updated"}</text:p>
      <text:p text:style-name="P22"/>
      <text:p text:style-name="P40">The server would print the success updated response.</text:p>
      <text:p text:style-name="P40"/>
      <text:p text:style-name="P40">127.0.0.1 - - [24/Dec/2019 22:40:29] "PUT /todos/todo2 HTTP/1.1" 201 -</text:p>
      <text:p text:style-name="P22"/>
      <text:p text:style-name="P41">We can delete a todo resource.</text:p>
      <text:p text:style-name="P41"/>
      <text:p text:style-name="P41">$ curl http://localhost:5000/todos/todo2 -X DELETE</text:p>
      <text:p text:style-name="P22"/>
      <text:p text:style-name="P42">The server would print this success deleted response.</text:p>
      <text:p text:style-name="P42"/>
      <text:p text:style-name="P42">127.0.0.1 - - [24/Dec/2019 22:50:10] "DELETE /todos/todo2 HTTP/1.1" 204 -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Exerc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21:00:19.567276922</meta:creation-date>
    <dc:date>2019-12-24T22:50:55.317448096</dc:date>
    <meta:editing-duration>PT1H9M15S</meta:editing-duration>
    <meta:editing-cycles>19</meta:editing-cycles>
    <meta:generator>LibreOffice/6.2.4.2$MacOSX_X86_64 LibreOffice_project/2412653d852ce75f65fbfa83fb7e7b669a126d64</meta:generator>
    <meta:document-statistic meta:table-count="0" meta:image-count="0" meta:object-count="0" meta:page-count="4" meta:paragraph-count="122" meta:word-count="683" meta:character-count="5018" meta:non-whitespace-character-count="4261"/>
  </office:meta>
</office:document-meta>
</file>